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5.489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.716cm" fo:min-width="5.5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5.5cm"/>
      <style:paragraph-properties style:writing-mode="lr-tb"/>
    </style:style>
    <style:style style:name="gr8" style:family="graphic" style:parent-style-name="standard">
      <style:graphic-properties draw:marker-start="Rounded_20_large_20_Arrow" draw:marker-end="Rounded_20_large_20_Arrow" draw:textarea-vertical-align="middle"/>
    </style:style>
    <style:style style:name="gr9" style:family="graphic" style:parent-style-name="standard">
      <style:graphic-properties draw:marker-start="Circle" draw:marker-end="Rounded_20_large_20_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P1" style:family="paragraph">
      <style:paragraph-properties fo:text-align="start" style:writing-mode="lr-tb"/>
      <style:text-properties fo:font-size="16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989cm" svg:height="2cm" svg:x="12.011cm" svg:y="4cm">
          <text:p text:style-name="P1"><text:span text:style-name="T1">ingress</text:span><text:span text:style-name="T1">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7.7cm" svg:height="1cm" svg:x="1cm" svg:y="1cm">
          <text:p text:style-name="P3"><text:span text:style-name="T1">Brows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connector draw:style-name="gr4" draw:text-style-name="P6" draw:layer="layout" draw:type="curve" svg:x1="14.85cm" svg:y1="2cm" svg:x2="15.005cm" svg:y2="4cm" draw:start-shape="id1" draw:start-glue-point="6" draw:end-shape="id2" svg:d="M14850 2000c0 1501 155 502 155 2000" svg:viewBox="0 0 156 2001">
          <text:p/>
        </draw:connector>
        <draw:frame draw:style-name="gr5" draw:text-style-name="P7" draw:layer="layout" svg:width="2.682cm" svg:height="0.962cm" svg:x="1cm" svg:y="3cm">
          <draw:text-box>
            <text:p>Firewall</text:p>
          </draw:text-box>
        </draw:frame>
        <draw:custom-shape draw:style-name="gr6" draw:text-style-name="P9" xml:id="id3" draw:id="id3" draw:layer="layout" svg:width="6cm" svg:height="1.966cm" svg:x="3.946cm" svg:y="8.034cm">
          <text:p text:style-name="P8"><text:span text:style-name="T2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6cm" svg:height="2cm" svg:x="19cm" svg:y="8cm">
          <text:p text:style-name="P8"><text:span text:style-name="T2">portfoli</text:span><text:span text:style-name="T2">o-sit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15.005cm" svg:y1="6cm" svg:x2="6.946cm" svg:y2="8.034cm" draw:start-shape="id2" draw:start-glue-point="2" draw:end-shape="id3" draw:end-glue-point="0" svg:d="M15005 6000v1017h-8059v1017" svg:viewBox="0 0 8060 2035">
          <text:p/>
        </draw:connector>
        <draw:connector draw:style-name="gr8" draw:text-style-name="P10" draw:layer="layout" svg:x1="15.005cm" svg:y1="6cm" svg:x2="22cm" svg:y2="8cm" draw:start-shape="id2" draw:start-glue-point="2" draw:end-shape="id4" draw:end-glue-point="0" svg:d="M15005 6000v1000h6995v1000" svg:viewBox="0 0 6996 2001">
          <text:p/>
        </draw:connector>
        <draw:custom-shape draw:style-name="gr7" draw:text-style-name="P9" xml:id="id6" draw:id="id6" draw:layer="layout" svg:width="6cm" svg:height="2cm" svg:x="22cm" svg:y="12cm">
          <text:p text:style-name="P8"><text:span text:style-name="T2">p</text:span><text:span text:style-name="T2">o</text:span><text:span text:style-name="T2">rt</text:span><text:span text:style-name="T2">fo</text:span><text:span text:style-name="T2">li</text:span><text:span text:style-name="T2">o</text:span><text:span text:style-name="T2">-</text:span><text:span text:style-name="T2">st</text:span><text:span text:style-name="T2">at</text:span><text:span text:style-name="T2">ic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6cm" svg:height="2cm" svg:x="14cm" svg:y="12cm">
          <text:p text:style-name="P8"><text:span text:style-name="T2">portfolio-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7" draw:id="id7" draw:layer="layout" svg:width="6cm" svg:height="2cm" svg:x="14cm" svg:y="16cm">
          <text:p text:style-name="P8"><text:span text:style-name="T2">portfoli</text:span><text:span text:style-name="T2">o-</text:span><text:span text:style-name="T2">spring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22cm" svg:y1="10cm" svg:x2="17cm" svg:y2="12cm" draw:start-shape="id4" draw:start-glue-point="2" draw:end-shape="id5" draw:end-glue-point="0" svg:d="M22000 10000v1000h-5000v1000" svg:viewBox="0 0 5001 2001">
          <text:p/>
        </draw:connector>
        <draw:connector draw:style-name="gr8" draw:text-style-name="P10" draw:layer="layout" svg:x1="22cm" svg:y1="10cm" svg:x2="25cm" svg:y2="12cm" draw:start-shape="id4" draw:start-glue-point="2" draw:end-shape="id6" draw:end-glue-point="0" svg:d="M22000 10000v1000h3000v1000" svg:viewBox="0 0 3001 2001">
          <text:p/>
        </draw:connector>
        <draw:connector draw:style-name="gr8" draw:text-style-name="P10" draw:layer="layout" svg:x1="17cm" svg:y1="14cm" svg:x2="17cm" svg:y2="16cm" draw:start-shape="id5" draw:start-glue-point="2" draw:end-shape="id7" draw:end-glue-point="0" svg:d="M17000 14000v2000" svg:viewBox="0 0 1 2001">
          <text:p/>
        </draw:connector>
        <draw:frame draw:style-name="gr10" draw:text-style-name="P12" draw:layer="layout" svg:width="5.8cm" svg:height="0.878cm" svg:x="14.1cm" svg:y="15.1cm">
          <draw:text-box>
            <text:p text:style-name="P11"><text:span text:style-name="T2">8001 <text:s text:c="17"/>Java</text:span></text:p>
          </draw:text-box>
        </draw:frame>
        <draw:frame draw:style-name="gr10" draw:text-style-name="P12" draw:layer="layout" svg:width="5.8cm" svg:height="0.878cm" svg:x="14.1cm" svg:y="11.122cm">
          <draw:text-box>
            <text:p text:style-name="P11"><text:span text:style-name="T2">3000 <text:s text:c="3"/></text:span><text:span text:style-name="T2"><text:s text:c="12"/></text:span><text:span text:style-name="T2"><text:s/>Node</text:span></text:p>
          </draw:text-box>
        </draw:frame>
        <draw:frame draw:style-name="gr11" draw:text-style-name="P12" draw:layer="layout" svg:width="5.881cm" svg:height="0.878cm" svg:x="4.019cm" svg:y="7.123cm">
          <draw:text-box>
            <text:p text:style-name="P11"><text:span text:style-name="T2">80 <text:s text:c="7"/></text:span><text:span text:style-name="T2"><text:s text:c="12"/></text:span><text:span text:style-name="T2"><text:s/>Nginx</text:span></text:p>
          </draw:text-box>
        </draw:frame>
        <draw:frame draw:style-name="gr11" draw:text-style-name="P12" draw:layer="layout" svg:width="5.881cm" svg:height="0.878cm" svg:x="12.02cm" svg:y="3.123cm">
          <draw:text-box>
            <text:p text:style-name="P11"><text:span text:style-name="T2">80 <text:s text:c="4"/></text:span><text:span text:style-name="T2"><text:s text:c="9"/></text:span><text:span text:style-name="T2"><text:s text:c="7"/></text:span><text:span text:style-name="T2">Ngin</text:span><text:span text:style-name="T2">x</text:span></text:p>
          </draw:text-box>
        </draw:frame>
        <draw:frame draw:style-name="gr11" draw:text-style-name="P12" draw:layer="layout" svg:width="5.881cm" svg:height="0.878cm" svg:x="19.021cm" svg:y="7.123cm">
          <draw:text-box>
            <text:p text:style-name="P11"><text:span text:style-name="T2">80 <text:s text:c="20"/>Nginx</text:span></text:p>
          </draw:text-box>
        </draw:frame>
        <draw:frame draw:style-name="gr11" draw:text-style-name="P12" draw:layer="layout" svg:width="5.881cm" svg:height="0.878cm" svg:x="22.122cm" svg:y="11.123cm">
          <draw:text-box>
            <text:p text:style-name="P11"><text:span text:style-name="T2">80 <text:s text:c="4"/></text:span><text:span text:style-name="T2"><text:s text:c="9"/></text:span><text:span text:style-name="T2"><text:s text:c="7"/></text:span><text:span text:style-name="T2">Ngin</text:span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01T16:25:13.657001533</dc:date>
    <meta:editing-duration>PT3H49M2S</meta:editing-duration>
    <meta:editing-cycles>41</meta:editing-cycles>
    <meta:generator>LibreOffice/6.4.6.2$Linux_X86_64 LibreOffice_project/40$Build-2</meta:generator>
    <meta:document-statistic meta:object-count="21"/>
  </office:meta>
</office:document-meta>
</file>